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ContentsHeading" style:master-page-name="MP0" style:family="paragraph">
      <style:paragraph-properties fo:break-before="page"/>
    </style:style>
    <style:style style:name="T2" style:parent-style-name="Policepardéfaut" style:family="text">
      <style:text-properties fo:color="#1C1C1C" style:text-underline-type="single" style:text-underline-style="solid" style:text-underline-width="auto" style:text-underline-mode="continuous"/>
    </style:style>
    <style:style style:name="P3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4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5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6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8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9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0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1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2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3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4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5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tyle="italic" style:font-style-asian="italic" style:font-style-complex="italic" fo:language="en" fo:country="US"/>
    </style:style>
    <style:style style:name="P27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P29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36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font-style="italic" style:font-style-asian="italic" style:font-style-complex="italic" fo:language="en" fo:country="US"/>
    </style:style>
    <style:style style:name="T42" style:parent-style-name="Policepardéfaut" style:family="text">
      <style:text-properties fo:font-style="italic" style:font-style-asian="italic" style:font-style-complex="italic" fo:language="en" fo:country="US"/>
    </style:style>
    <style:style style:name="T43" style:parent-style-name="Policepardéfaut" style:family="text">
      <style:text-properties fo:font-style="italic" style:font-style-asian="italic" style:font-style-complex="italic" fo:language="en" fo:country="US"/>
    </style:style>
    <style:style style:name="T44" style:parent-style-name="Policepardéfaut" style:family="text">
      <style:text-properties fo:font-style="italic" style:font-style-asian="italic" style:font-style-complex="italic" fo:language="en" fo:country="US"/>
    </style:style>
    <style:style style:name="T45" style:parent-style-name="Policepardéfaut" style:family="text">
      <style:text-properties fo:font-style="italic" style:font-style-asian="italic" style:font-style-complex="italic" fo:language="en" fo:country="US"/>
    </style:style>
    <style:style style:name="T46" style:parent-style-name="Policepardéfaut" style:family="text">
      <style:text-properties fo:font-style="italic" style:font-style-asian="italic" style:font-style-complex="italic" fo:language="en" fo:country="US"/>
    </style:style>
    <style:style style:name="P47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P53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tab/><text:tab/><text:span text:style-name="T2">GUIDE D’INSTALLATION ACTURIERA SINSOULIEU FLORENT BTS SIO 2</text:span></text:p>
      <text:p text:style-name="ContentsHeading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_RefHeading__315_1763623207" office:target-frame-name="_top" xlink:show="replace">1.Installer PHP :<text:tab/>1</text:a></text:p>
          <text:p text:style-name="P4"><text:a xlink:href="#__RefHeading__317_1763623207" office:target-frame-name="_top" xlink:show="replace">2.Installer Composer :<text:tab/>1</text:a></text:p>
          <text:p text:style-name="P5"><text:a xlink:href="#__RefHeading__319_1763623207" office:target-frame-name="_top" xlink:show="replace">3.Installer Node.js et npm :<text:tab/>1</text:a></text:p>
          <text:p text:style-name="P6"><text:a xlink:href="#__RefHeading__321_1763623207" office:target-frame-name="_top" xlink:show="replace">4.Installer Git :<text:tab/>1</text:a></text:p>
          <text:p text:style-name="P7"><text:a xlink:href="#__RefHeading__323_1763623207" office:target-frame-name="_top" xlink:show="replace">5.Installer Laravel :<text:tab/>2</text:a></text:p>
          <text:p text:style-name="P8"><text:a xlink:href="#__RefHeading__325_1763623207" office:target-frame-name="_top" xlink:show="replace">6.Créer un Dossier dans votre répertoire<text:s/><text:tab/>2</text:a></text:p>
          <text:p text:style-name="P9"><text:a xlink:href="#__RefHeading__327_1763623207" office:target-frame-name="_top" xlink:show="replace">7.Clonez le dépôt GitHub :<text:tab/>2</text:a></text:p>
          <text:p text:style-name="P10"><text:a xlink:href="#__RefHeading__329_1763623207" office:target-frame-name="_top" xlink:show="replace">8.Accédez au répertoire du projet :<text:s/><text:tab/>2</text:a></text:p>
          <text:p text:style-name="P11"><text:a xlink:href="#__RefHeading__331_1763623207" office:target-frame-name="_top" xlink:show="replace">9.Installez les dépendances du projet<text:tab/>2</text:a></text:p>
          <text:p text:style-name="P12"><text:a xlink:href="#__RefHeading__333_1763623207" office:target-frame-name="_top" xlink:show="replace">10. Installez les dépendances JavaScript<text:tab/>2</text:a></text:p>
          <text:p text:style-name="P13"><text:a xlink:href="#__RefHeading__335_1763623207" office:target-frame-name="_top" xlink:show="replace">11. Copiez le fichier .env.example :<text:tab/>2</text:a></text:p>
          <text:p text:style-name="P14"><text:a xlink:href="#__RefHeading__337_1763623207" office:target-frame-name="_top" xlink:show="replace">12. Générez une clé d'application :<text:tab/>2</text:a></text:p>
          <text:p text:style-name="P15"><text:a xlink:href="#__RefHeading__339_1763623207" office:target-frame-name="_top" xlink:show="replace">13.Configurez la base de données<text:tab/>2</text:a></text:p>
          <text:p text:style-name="P16"><text:a xlink:href="#__RefHeading__341_1763623207" office:target-frame-name="_top" xlink:show="replace">14.Effectuez les migrations de la base de données<text:tab/>3</text:a></text:p>
          <text:p text:style-name="P17"><text:a xlink:href="#__RefHeading__343_1763623207" office:target-frame-name="_top" xlink:show="replace">15.Lancez le serveur de développement local<text:tab/>3</text:a></text:p>
          <text:p text:style-name="P18"><text:a xlink:href="#__RefHeading__345_1763623207" office:target-frame-name="_top" xlink:show="replace">16.Ouvrez le projet dans le navigateur<text:tab/>3</text:a></text:p>
        </text:index-body>
      </text:table-of-content>
      <text:p text:style-name="Standard"><text:a xlink:href="#_Toc130031537" office:target-frame-name="_top" xlink:show="replace"/></text:p>
      <text:list text:style-name="WWNum3">
        <text:list-item text:start-value="1">
          <text:p text:style-name="P19"><text:bookmark-start text:name="__RefHeading__315_1763623207"/><text:bookmark-start text:name="Bookmark"/>Installer PHP :<text:bookmark-end text:name="__RefHeading__315_1763623207"/><text:bookmark-end text:name="Bookmark"/></text:p>
        </text:list-item>
      </text:list>
      <text:p text:style-name="Standard">Laravel nécessite PHP 7.4 ou supérieur. Allez sur le site officiel de PHP (<text:a xlink:href="https://www.php.net/downloads" office:target-frame-name="_top" xlink:show="replace">https://www.php.net/downloads</text:a>) et téléchargez la dernière version compatible avec votre système d'exploitation Windows. Installez PHP en suivant les instructions, et n'oubliez pas d'ajouter PHP à votre variable d'environnement PATH.</text:p>
      <text:p text:style-name="Standard"/>
      <text:list text:style-name="WWNum3" text:continue-numbering="true">
        <text:list-item>
          <text:p text:style-name="P20"><text:bookmark-start text:name="__RefHeading__317_1763623207"/><text:bookmark-start text:name="Bookmark1"/>Installer Composer :<text:bookmark-end text:name="__RefHeading__317_1763623207"/><text:bookmark-end text:name="Bookmark1"/></text:p>
        </text:list-item>
      </text:list>
      <text:p text:style-name="Standard">Composer est un gestionnaire de dépendances pour PHP. Rendez-vous sur le site officiel de Composer (<text:a xlink:href="https://getcomposer.org/download/" office:target-frame-name="_top" xlink:show="replace">https://getcomposer.org/download/</text:a>) et téléchargez l'installateur Windows. Exécutez l'installateur et suivez les instructions pour installer Composer. Assurez-vous que l'option "Add to PATH" est cochée pendant l'installation.</text:p>
      <text:p text:style-name="Standard"/>
      <text:list text:style-name="WWNum3" text:continue-numbering="true">
        <text:list-item>
          <text:p text:style-name="P21"><text:bookmark-start text:name="__RefHeading__319_1763623207"/><text:bookmark-start text:name="Bookmark2"/>Installer Node.js et npm :<text:bookmark-end text:name="__RefHeading__319_1763623207"/><text:bookmark-end text:name="Bookmark2"/></text:p>
        </text:list-item>
      </text:list>
      <text:p text:style-name="Standard">Node.js est utilisé pour exécuter des tâches JavaScript et npm est le gestionnaire de paquets de Node.js. Rendez-vous sur le site officiel de Node.js (<text:a xlink:href="https://nodejs.org/en/download/" office:target-frame-name="_top" xlink:show="replace">https://nodejs.org/en/download/</text:a>) et téléchargez l'installateur Windows. Exécutez l'installateur et suivez les instructions pour installer Node.js et npm.</text:p>
      <text:p text:style-name="Standard"/>
      <text:list text:style-name="WWNum3" text:continue-numbering="true">
        <text:list-item>
          <text:p text:style-name="P22"><text:bookmark-start text:name="__RefHeading__321_1763623207"/><text:bookmark-start text:name="Bookmark3"/>Installer Git :<text:bookmark-end text:name="__RefHeading__321_1763623207"/><text:bookmark-end text:name="Bookmark3"/></text:p>
        </text:list-item>
      </text:list>
      <text:p text:style-name="Standard">Git est un système de contrôle de version. Téléchargez et installez Git pour Windows depuis le site officiel (<text:a xlink:href="https://git-scm.com/download/win" office:target-frame-name="_top" xlink:show="replace">https://git-scm.com/download/win</text:a>). Assurez-vous d'ajouter Git à votre variable d'environnement PATH pendant l'installation.</text:p>
      <text:p text:style-name="Standard"/>
      <text:p text:style-name="Standard"/>
      <text:list text:style-name="WWNum3" text:continue-numbering="true">
        <text:list-item>
          <text:p text:style-name="P23"><text:bookmark-start text:name="__RefHeading__323_1763623207"/><text:bookmark-start text:name="Bookmark4"/><text:soft-page-break/>Installer Laravel :<text:bookmark-end text:name="__RefHeading__323_1763623207"/><text:bookmark-end text:name="Bookmark4"/></text:p>
        </text:list-item>
      </text:list>
      <text:p text:style-name="Standard">Ouvrez un terminal (invite de commande ou PowerShell) et exécutez la commande suivante pour installer Laravel via Composer :</text:p>
      <text:p text:style-name="Standard">composer global require laravel/installer</text:p>
      <text:p text:style-name="Standard">Assurez-vous d'ajouter le répertoire des binaires de Composer à votre variable d'environnement PATH. Vous pouvez généralement le trouver à ${USER}$\AppData\Roaming\Composer\vendor\bin.</text:p>
      <text:list text:style-name="WWNum3" text:continue-numbering="true">
        <text:list-item>
          <text:p text:style-name="P24"><text:bookmark-start text:name="Bookmark5"/><text:bookmark-start text:name="__RefHeading__325_1763623207"/>Créer un Dossier dans votre répertoire<text:bookmark-end text:name="Bookmark5"/><text:bookmark-end text:name="__RefHeading__325_1763623207"/></text:p>
        </text:list-item>
      </text:list>
      <text:p text:style-name="Standard">Créer un dossier dans votre répertoire</text:p>
      <text:p text:style-name="Standard"/>
      <text:list text:style-name="WWNum3" text:continue-numbering="true">
        <text:list-item>
          <text:p text:style-name="P25"><text:bookmark-start text:name="__RefHeading__327_1763623207"/><text:bookmark-start text:name="Bookmark6"/>Clonez le dépôt GitHub :<text:bookmark-end text:name="__RefHeading__327_1763623207"/><text:bookmark-end text:name="Bookmark6"/></text:p>
        </text:list-item>
      </text:list>
      <text:p text:style-name="Standard">Ouvrez un terminal (invite de commande ou PowerShell) et exécutez la commande suivante pour cloner le dépôt GitHub contenant le projet Laravel :</text:p>
      <text:p text:style-name="Standard"><text:span text:style-name="T26">git clone -b florentbranch https://github.com/Nadjide/app-riera.gits</text:span></text:p>
      <text:list text:style-name="WWNum3" text:continue-numbering="true">
        <text:list-item>
          <text:p text:style-name="P27"><text:bookmark-start text:name="Bookmark7"/><text:bookmark-start text:name="__RefHeading__329_1763623207"/>Accédez au répertoire du projet :<text:bookmark-end text:name="Bookmark7"/><text:bookmark-end text:name="__RefHeading__329_1763623207"/></text:p>
        </text:list-item>
      </text:list>
      <text:p text:style-name="Standard">Exécutez la commande suivante pour naviguer dans le répertoire de votre projet :</text:p>
      <text:p text:style-name="Standard"><text:span text:style-name="T28">cd repository</text:span></text:p>
      <text:p text:style-name="Standard">Remplacez "repository" par le nom du répertoire créé lors du clonage du dépôt.</text:p>
      <text:p text:style-name="Standard"/>
      <text:list text:style-name="WWNum3" text:continue-numbering="true">
        <text:list-item>
          <text:p text:style-name="P29"><text:bookmark-start text:name="__RefHeading__331_1763623207"/><text:bookmark-start text:name="Bookmark8"/>Installez les dépendances du projet<text:bookmark-end text:name="__RefHeading__331_1763623207"/><text:bookmark-end text:name="Bookmark8"/></text:p>
        </text:list-item>
      </text:list>
      <text:p text:style-name="Standard">Exécutez la commande suivante pour installer les dépendances du projet avec Composer :</text:p>
      <text:p text:style-name="Standard"><text:span text:style-name="T30">composer install</text:span></text:p>
      <text:p text:style-name="P31"/>
      <text:list text:style-name="WWNum3" text:continue-numbering="true">
        <text:list-item>
          <text:p text:style-name="P32"><text:bookmark-start text:name="__RefHeading__333_1763623207"/><text:s/><text:bookmark-start text:name="Bookmark9"/>Installez les dépendances JavaScript<text:bookmark-end text:name="__RefHeading__333_1763623207"/><text:bookmark-end text:name="Bookmark9"/></text:p>
        </text:list-item>
      </text:list>
      <text:p text:style-name="Standard">Exécutez la commande suivante pour installer les dépendances JavaScript nécessaires au projet :</text:p>
      <text:p text:style-name="Standard"><text:span text:style-name="T33">npm install</text:span></text:p>
      <text:p text:style-name="P34"/>
      <text:list text:style-name="WWNum3" text:continue-numbering="true">
        <text:list-item>
          <text:p text:style-name="P35"><text:bookmark-start text:name="__RefHeading__335_1763623207"/><text:s/><text:bookmark-start text:name="Bookmark10"/>Copiez le fichier .env.example :<text:bookmark-end text:name="__RefHeading__335_1763623207"/><text:bookmark-end text:name="Bookmark10"/></text:p>
        </text:list-item>
      </text:list>
      <text:p text:style-name="Standard">Créez une copie du fichier .env.example et nommez-la .env :</text:p>
      <text:p text:style-name="Standard"/>
      <text:list text:style-name="WWNum3" text:continue-numbering="true">
        <text:list-item>
          <text:p text:style-name="P36"><text:bookmark-start text:name="__RefHeading__337_1763623207"/><text:s/><text:bookmark-start text:name="Bookmark11"/>Générez une clé d'application :<text:bookmark-end text:name="__RefHeading__337_1763623207"/><text:bookmark-end text:name="Bookmark11"/></text:p>
        </text:list-item>
      </text:list>
      <text:p text:style-name="Standard">Exécutez la commande suivante pour générer une clé d'application unique pour votre projet Laravel :</text:p>
      <text:p text:style-name="Standard"><text:span text:style-name="T37">php artisan key:generate</text:span></text:p>
      <text:p text:style-name="P38"/>
      <text:list text:style-name="WWNum3" text:continue-numbering="true">
        <text:list-item>
          <text:p text:style-name="P39"><text:bookmark-start text:name="__RefHeading__339_1763623207"/><text:bookmark-start text:name="Bookmark12"/>Configurez la base de données<text:bookmark-end text:name="__RefHeading__339_1763623207"/><text:bookmark-end text:name="Bookmark12"/></text:p>
        </text:list-item>
      </text:list>
      <text:p text:style-name="Standard">Ouvrez le fichier .env dans un éditeur de texte et modifiez les informations de connexion à la base de données selon votre configuration locale.<text:s/><text:span text:style-name="T40">Par exemple :</text:span></text:p>
      <text:p text:style-name="Standard"><text:span text:style-name="T41">DB_CONNECTION=mysql</text:span></text:p>
      <text:p text:style-name="Standard"><text:span text:style-name="T42">DB_HOST=127.0.0.1</text:span></text:p>
      <text:soft-page-break/>
      <text:p text:style-name="Standard"><text:span text:style-name="T43">DB_PORT=3306</text:span></text:p>
      <text:p text:style-name="Standard"><text:span text:style-name="T44">DB_DATABASE=your_database</text:span></text:p>
      <text:p text:style-name="Standard"><text:span text:style-name="T45">DB_USERNAME=your_username</text:span></text:p>
      <text:p text:style-name="Standard"><text:span text:style-name="T46">DB_PASSWORD=your_password</text:span></text:p>
      <text:list text:style-name="WWNum3" text:continue-numbering="true">
        <text:list-item>
          <text:p text:style-name="P47"><text:bookmark-start text:name="__RefHeading__341_1763623207"/><text:bookmark-start text:name="Bookmark13"/>Effectuez les migrations de la base de données<text:bookmark-end text:name="__RefHeading__341_1763623207"/><text:bookmark-end text:name="Bookmark13"/></text:p>
        </text:list-item>
      </text:list>
      <text:p text:style-name="Standard">Exécutez la commande suivante pour effectuer les migrations de la base de données :</text:p>
      <text:p text:style-name="Standard"><text:span text:style-name="T48">php artisan migrate</text:span></text:p>
      <text:p text:style-name="P49"/>
      <text:list text:style-name="WWNum3" text:continue-numbering="true">
        <text:list-item>
          <text:p text:style-name="P50"><text:bookmark-start text:name="__RefHeading__343_1763623207"/><text:bookmark-start text:name="Bookmark14"/>Lancez le serveur de développement local<text:bookmark-end text:name="__RefHeading__343_1763623207"/><text:bookmark-end text:name="Bookmark14"/></text:p>
        </text:list-item>
      </text:list>
      <text:p text:style-name="Standard">Exécutez la commande suivante pour lancer le serveur de développement local :</text:p>
      <text:p text:style-name="Standard"><text:span text:style-name="T51">php artisan serve</text:span></text:p>
      <text:p text:style-name="P52"/>
      <text:list text:style-name="WWNum3" text:continue-numbering="true">
        <text:list-item>
          <text:p text:style-name="P53"><text:bookmark-start text:name="__RefHeading__345_1763623207"/><text:bookmark-start text:name="Bookmark15"/>Ouvrez le projet dans le navigateur<text:bookmark-end text:name="__RefHeading__345_1763623207"/><text:bookmark-end text:name="Bookmark15"/></text:p>
        </text:list-item>
      </text:list>
      <text:p text:style-name="Standard">Ouvrez votre navigateur préféré et accédez à l'adresse "<text:a xlink:href="http://localhost:8000" office:target-frame-name="_top" xlink:show="replace">http://localhost:8000</text:a>" pour voir votre projet Laravel en action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Standard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ContentsHeading" style:display-name="Contents Heading" style:family="paragraph" style:parent-style-name="Titre1" style:default-outline-level="1">
      <style:paragraph-properties text:number-lines="false"/>
      <style:text-properties fo:font-weight="bold" style:font-weight-asian="bold" style:font-weight-complex="bold" style:language-asian="fr" style:country-asian="FR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complex="F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complex="F" fo:color="#2F5496" fo:font-size="13pt" style:font-size-asian="13pt" style:font-size-complex="13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style:font-name-complex="Calibri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djide O</meta:initial-creator>
    <dc:creator>florent091203@gmail.com</dc:creator>
    <meta:creation-date>2023-03-09T08:15:00Z</meta:creation-date>
    <dc:date>2023-04-13T14:39:00Z</dc:date>
    <meta:template xlink:href="Normal" xlink:type="simple"/>
    <meta:editing-cycles>72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94" meta:character-count="5154" meta:row-count="36" meta:non-whitespace-character-count="4370"/>
  </office:meta>
</office:document-meta>
</file>